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10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dd58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d1c24" fo:border="0.06pt solid #000000"/>
    </style:style>
    <style:style style:name="ce13" style:family="table-cell" style:parent-style-name="Default">
      <style:table-cell-properties fo:background-color="#add58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number-columns-repeated="2" table:default-cell-style-name="ce8"/>
        <table:table-column table:style-name="co4" table:default-cell-style-name="ce11"/>
        <table:table-column table:style-name="co4" table:default-cell-style-name="ce13"/>
        <table:table-row table:style-name="ro1">
          <table:table-cell table:style-name="ce1"/>
          <table:table-cell table:style-name="Default" table:number-columns-repeated="6"/>
        </table:table-row>
        <table:table-row table:style-name="ro2">
          <table:table-cell/>
          <table:table-cell table:style-name="ce3" office:value-type="string" calcext:value-type="string">
            <text:p>Pin function</text:p>
          </table:table-cell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Avaliable on 30-pin board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pulled up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outputs PWM signal at boot</text:p>
          </table:table-cell>
          <table:table-cell table:style-name="ce12"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X pin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debug output at boot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connected to on-board L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K</text:p>
          </table:table-cell>
          <table:table-cell table:style-name="ce7" office:value-type="string" calcext:value-type="string">
            <text:p>RX pin</text:p>
          </table:table-cell>
          <table:table-cell office:value-type="string" calcext:value-type="string">
            <text:p>HIGH at boo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URNOUT1_P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SD_CS_P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puts PWM signal at boot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No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No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No</text:p>
          </table:table-cell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No</text:p>
          </table:table-cell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No</text:p>
          </table:table-cell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 table:style-name="ce12" office:value-type="string" calcext:value-type="string">
            <text:p>No</text:p>
          </table:table-cell>
        </table:table-row>
        <table:table-row table:style-name="ro2">
          <table:table-cell/>
          <table:table-cell office:value-type="string" calcext:value-type="string">
            <text:p>TURNOUT2_PIN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oot fail if pulled hig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URNOUT3_PI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TURNOUT4_PI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puts PWM signal at boo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TURNOUT5_P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puts PWM signal at boo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URNOUT6_PI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SU1_POL_PIN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D_SCLK_PIN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D_D0_MISO_PI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I2C_SDA_PI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K</text:p>
          </table:table-cell>
          <table:table-cell table:style-name="ce10" office:value-type="string" calcext:value-type="string">
            <text:p>I2C S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I2C_SCL_PI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K</text:p>
          </table:table-cell>
          <table:table-cell table:style-name="ce10" office:value-type="string" calcext:value-type="string">
            <text:p>I2C SC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D_D1_MOSI_PIN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SU1_DAC_PIN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SU2_DAC_PIN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SU2_POL_PIN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SU1_ADC_PIN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PSU2_ADC_PI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OK</text:p>
          </table:table-cell>
          <table:table-cell table:style-name="ce10"/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RAIN_SENSO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 table:style-name="ce9" office:value-type="string" calcext:value-type="string" table:number-columns-spanned="1" table:number-rows-spanned="4">
            <text:p>kræver ekstern pullup</text:p>
          </table:table-cell>
          <table:table-cell table:style-name="ce6" office:value-type="string" calcext:value-type="string">
            <text:p>input onl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RAIN_SENSOR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covered-table-cell table:style-name="ce10"/>
          <table:table-cell table:style-name="ce6" office:value-type="string" calcext:value-type="string">
            <text:p>input onl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RAIN_SENSOR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covered-table-cell table:style-name="ce10"/>
          <table:table-cell table:style-name="ce6" office:value-type="string" calcext:value-type="string">
            <text:p>input only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TRAIN_SENSOR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covered-table-cell table:style-name="ce10"/>
          <table:table-cell table:style-name="ce6" office:value-type="string" calcext:value-type="string">
            <text:p>input only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6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1:09:09.836692187</meta:creation-date>
    <dc:date>2019-10-27T21:10:00.344992369</dc:date>
    <meta:editing-duration>PT51S</meta:editing-duration>
    <meta:editing-cycles>1</meta:editing-cycles>
    <meta:document-statistic meta:table-count="1" meta:cell-count="173" meta:object-count="0"/>
    <meta:generator>LibreOffice/6.0.7.3$Linux_X86_64 LibreOffice_project/00m0$Build-3</meta:generator>
  </office:meta>
</office:document-meta>
</file>